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1A00000017DABC544269466F90.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meta.xml" manifest:media-type="text/xml"/>
  <manifest:file-entry manifest:full-path="content.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style:font-name-asian="F"/>
    </style:style>
    <style:style style:name="P4" style:family="paragraph" style:parent-style-name="Standard">
      <style:paragraph-properties fo:text-align="center" style:justify-single-word="false"/>
      <style:text-properties fo:language="en" fo:country="US" fo:font-weight="bold" style:font-weight-asian="bold"/>
    </style:style>
    <style:style style:name="P5" style:family="paragraph" style:parent-style-name="Standard">
      <style:paragraph-properties fo:margin-left="0cm" fo:margin-right="0cm" fo:text-indent="1.249cm" style:auto-text-indent="false"/>
    </style:style>
    <style:style style:name="P6" style:family="paragraph" style:parent-style-name="Standard" style:master-page-name="Standard">
      <style:paragraph-properties style:page-number="auto"/>
    </style:style>
    <style:style style:name="P7" style:family="paragraph" style:parent-style-name="List_20_Paragraph" style:list-style-name="WWNum5"/>
    <style:style style:name="P8" style:family="paragraph" style:parent-style-name="List_20_Paragraph" style:list-style-name="WWNum4"/>
    <style:style style:name="P9" style:family="paragraph" style:parent-style-name="List_20_Paragraph" style:list-style-name="WWNum4">
      <style:text-properties style:font-name-asian="F"/>
    </style:style>
    <style:style style:name="P10" style:family="paragraph" style:parent-style-name="List_20_Paragraph" style:list-style-name="WWNum4">
      <style:text-properties fo:font-weight="bold" style:font-weight-asian="bold"/>
    </style:style>
    <style:style style:name="P11" style:family="paragraph" style:parent-style-name="List_20_Paragraph">
      <style:text-properties fo:font-weight="bold" style:font-weight-asian="bold" style:font-weight-complex="bold"/>
    </style:style>
    <style:style style:name="P12" style:family="paragraph" style:parent-style-name="List_20_Paragraph" style:list-style-name="WWNum4">
      <style:text-properties officeooo:rsid="000445cc" officeooo:paragraph-rsid="000445cc"/>
    </style:style>
    <style:style style:name="P13" style:family="paragraph" style:parent-style-name="List_20_Paragraph">
      <style:paragraph-properties fo:text-align="center" style:justify-single-word="false"/>
      <style:text-properties officeooo:rsid="000445cc" officeooo:paragraph-rsid="000445cc"/>
    </style:style>
    <style:style style:name="P14" style:family="paragraph" style:parent-style-name="List_20_Paragraph">
      <style:text-properties officeooo:rsid="000543d6" officeooo:paragraph-rsid="000543d6"/>
    </style:style>
    <style:style style:name="P15" style:family="paragraph" style:parent-style-name="List_20_Paragraph" style:list-style-name="WWNum4">
      <style:text-properties officeooo:rsid="0006f0a1" officeooo:paragraph-rsid="0006f0a1"/>
    </style:style>
    <style:style style:name="P16" style:family="paragraph">
      <loext:graphic-properties draw:fill-color="#ffffff"/>
      <style:paragraph-properties fo:text-align="center"/>
    </style:style>
    <style:style style:name="P17" style:family="paragraph">
      <style:paragraph-properties fo:text-align="center"/>
    </style:style>
    <style:style style:name="P18" style:family="paragraph">
      <loext:graphic-properties draw:fill="none" draw:fill-color="#ffffff"/>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tyle="italic" style:font-style-asian="italic"/>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style:font-name-asian="F"/>
    </style:style>
    <style:style style:name="T8" style:family="text">
      <style:text-properties officeooo:rsid="00058dc0"/>
    </style:style>
    <style:style style:name="T9" style:family="text">
      <style:text-properties officeooo:rsid="0005ff76"/>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svg:stroke-color="#000000" draw:fill-color="#ffffff" draw:textarea-horizontal-align="justify" draw:textarea-vertical-align="middle" draw:auto-grow-height="false" fo:min-height="1.005cm" fo:min-width="1.005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NOM Prénom étudiant 1 :</text:span></text:p>
      <text:p text:style-name="Standard"><text:span text:style-name="T1">NOM Prénom étudiant 2 :</text:span></text:p>
      <text:p text:style-name="P1"><text:span text:style-name="T1">Outils pour la synchronisation</text:span></text:p>
      <text:p text:style-name="P1"><text:span text:style-name="T1">TP Noté</text:span></text:p>
      <text:p text:style-name="P2"/>
      <text:p text:style-name="Standard">L’objectif de ce TP est de résoudre un problème pouvant tirer parti de la parallélisation. Vous devrez rendre pour le <text:bookmark-start text:name="_GoBack"/><text:span text:style-name="T1">19/03/2019 </text:span><text:bookmark-end text:name="_GoBack"/><text:span text:style-name="T1">:</text:span></text:p>
      <text:list xml:id="list791205529" text:style-name="WWNum5">
        <text:list-item>
          <text:p text:style-name="P7">vos codes sources en respectant le nom des fichiers c et les arguments des programmes dont l’ordre et le nombre sont imposés,</text:p>
        </text:list-item>
        <text:list-item>
          <text:p text:style-name="P7">ce rapport complété (le symbole <draw:frame draw:style-name="fr1" draw:name="Image 1" text:anchor-type="as-char" svg:width="0.688cm" svg:height="0.609cm" draw:z-index="0"><draw:image xlink:href="Pictures/100000000000001A00000017DABC544269466F90.png" xlink:type="simple" xlink:show="embed" xlink:actuate="onLoad" loext:mime-type="image/png"/></draw:frame><text:s/>indique qu’une réponse est attendue).</text:p>
        </text:list-item>
      </text:list>
      <text:p text:style-name="P2"/>
      <text:p text:style-name="Standard"><text:span text:style-name="T3">Exercice 1 : Traitement d’une image</text:span></text:p>
      <text:p text:style-name="Standard">Dans ce TP nous allons utiliser une librairie disponible sur internet (<text:span text:style-name="T4">qdbmp.h) </text:span>afin de manipuler des images au format bmp pixel par pixel.</text:p>
      <text:p text:style-name="Standard"><text:span text:style-name="T1">Question 1.1 :</text:span> Le fichier image.c vous montre comment lire une image bmp, la passer en noir et blanc et l’enregistrer. Compilez, linkez et exécutez le programme image.c en utilisant les lignes de commande suivantes : </text:p>
      <text:p text:style-name="Standard"><text:tab/><text:span text:style-name="T6">gcc -c qdbmp.c</text:span></text:p>
      <text:p text:style-name="P5"><text:span text:style-name="T6">gcc -c image.c </text:span></text:p>
      <text:p text:style-name="P5"><text:span text:style-name="T6">gcc qdbmp.o image.o -lpthread -o im</text:span></text:p>
      <text:p text:style-name="P5"><text:span text:style-name="T6">./im "pepper.bmp" "pepper_nb.bmp"</text:span></text:p>
      <text:p text:style-name="Standard"><text:span text:style-name="T5"><text:tab/></text:span></text:p>
      <text:p text:style-name="Standard"><text:span text:style-name="T1">Question 1.2 :</text:span> Proposez une version parallèle du programme image.c avec <draw:frame draw:style-name="fr2" text:anchor-type="as-char" svg:width="0.22cm" svg:height="0.467cm" draw:z-index="1"><draw:object xlink:href="./Object 2" xlink:type="simple" xlink:show="embed" xlink:actuate="onLoad"/><draw:image xlink:href="./ObjectReplacements/Object 2" xlink:type="simple" xlink:show="embed" xlink:actuate="onLoad"/></draw:frame><text:s/>threads, de façon à ce que chaque thread traite <draw:frame draw:style-name="fr2" text:anchor-type="as-char" svg:width="0.305cm" svg:height="0.998cm" draw:z-index="2"><draw:object xlink:href="./Object 4" xlink:type="simple" xlink:show="embed" xlink:actuate="onLoad"/><draw:image xlink:href="./ObjectReplacements/Object 4" xlink:type="simple" xlink:show="embed" xlink:actuate="onLoad"/></draw:frame><text:span text:style-name="T7"><text:s/>lignes de l’image (</text:span><draw:frame draw:style-name="fr2" text:anchor-type="as-char" svg:width="0.22cm" svg:height="0.467cm" draw:z-index="3"><draw:object xlink:href="./Object 6" xlink:type="simple" xlink:show="embed" xlink:actuate="onLoad"/><draw:image xlink:href="./ObjectReplacements/Object 6" xlink:type="simple" xlink:show="embed" xlink:actuate="onLoad"/></draw:frame><text:span text:style-name="T7"> = hauteur de l’image). Nommez votre programme exercice1.c. Le nombre </text:span><draw:frame draw:style-name="fr2" text:anchor-type="as-char" svg:width="0.22cm" svg:height="0.467cm" draw:z-index="4"><draw:object xlink:href="./Object 8" xlink:type="simple" xlink:show="embed" xlink:actuate="onLoad"/><draw:image xlink:href="./ObjectReplacements/Object 8" xlink:type="simple" xlink:show="embed" xlink:actuate="onLoad"/></draw:frame><text:span text:style-name="T7"><text:s/>sera récupéré en argument de votre programme. On pourra exécuter votre programme avec la commande suivante :</text:span></text:p>
      <text:p text:style-name="P5"><text:span text:style-name="T7"><text:tab/></text:span><text:span text:style-name="T1">./exercice1 "pepper.bmp" "pepper_nb.bmp" 4</text:span></text:p>
      <text:p text:style-name="P3"/>
      <text:p text:style-name="Standard"><text:span text:style-name="T1">Question 1.3 : </text:span>Quel est le type de stratégie de décomposition mis en place ? </text:p>
      <text:list xml:id="list984326674" text:style-name="WWNum4">
        <text:list-item>
          <text:p text:style-name="P12">Décomposition des données</text:p>
        </text:list-item>
      </text:list>
      <text:p text:style-name="Standard"><text:span text:style-name="T1">Question 1.4 : </text:span>Donnez le graphe de dépendance des tâches et le graphe d’interaction pour ce programme.</text:p>
      <text:p text:style-name="List_20_Paragraph"/>
      <text:p text:style-name="List_20_Paragraph"/>
      <text:p text:style-name="P13"><text:soft-page-break/>Graphe de dépendance</text:p>
      <text:p text:style-name="P13"/>
      <text:p text:style-name="List_20_Paragraph"/>
      <text:p text:style-name="List_20_Paragraph"/>
      <text:p text:style-name="List_20_Paragraph"><draw:custom-shape text:anchor-type="paragraph" draw:z-index="10" draw:name="Forme1" draw:style-name="gr1" draw:text-style-name="P16" svg:width="1.422cm" svg:height="1.422cm" svg:x="6.816cm" svg:y="-1.14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Forme2" draw:style-name="gr2" draw:text-style-name="P17" svg:x1="7.068cm" svg:y1="-0.116cm" svg:x2="3.336cm" svg:y2="1.304cm"><text:p/></draw:line><draw:line text:anchor-type="paragraph" draw:z-index="14" draw:name="Forme4" draw:style-name="gr2" draw:text-style-name="P17" svg:x1="8.237cm" svg:y1="-0.145cm" svg:x2="11.802cm" svg:y2="1.414cm"><text:p/></draw:line></text:p>
      <text:p text:style-name="List_20_Paragraph"/>
      <text:p text:style-name="List_20_Paragraph"><draw:custom-shape text:anchor-type="paragraph" draw:z-index="12" draw:name="Forme1" draw:style-name="gr1" draw:text-style-name="P16" svg:width="1.422cm" svg:height="1.422cm" svg:x="1.914cm" svg:y="-0.31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3" draw:text-style-name="P18" svg:width="3.62cm" svg:height="0.865cm" svg:x="6.511cm" svg:y="0.048cm"><draw:text-box><text:p>… n …</text:p></draw:text-box></draw:frame><draw:custom-shape text:anchor-type="paragraph" draw:z-index="15" draw:name="Forme1" draw:style-name="gr1" draw:text-style-name="P16" svg:width="1.422cm" svg:height="1.422cm" svg:x="11.80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List_20_Paragraph"/>
      <text:p text:style-name="P11"/>
      <text:p text:style-name="List_20_Paragraph"/>
      <text:p text:style-name="List_20_Paragraph"/>
      <text:p text:style-name="P14">Quan<text:span text:style-name="T9">t</text:span> au graphe d’interaction, il est <text:span text:style-name="T8">nul.</text:span></text:p>
      <text:p text:style-name="P14">En effet, les threads n’interagissent pas entre eux et s’occupe chacun de leur partie de l’image.</text:p>
      <text:p text:style-name="List_20_Paragraph"/>
      <text:p text:style-name="Standard"><text:span text:style-name="T3">Exercice 2 : Threads maître/esclaves</text:span></text:p>
      <text:p text:style-name="Standard">Dans le programme précèdent, c’est le thread principal (main) qui se charge d’ouvrir et enregistrer le fichier bmp.</text:p>
      <text:p text:style-name="Standard"><text:span text:style-name="T1">Question 2.1 : </text:span>Proposez une nouvelle version du programme dans laquelle un thread dit « maître » se charge de lire le fichier bmp, lance les <draw:frame draw:style-name="fr2" text:anchor-type="as-char" svg:width="0.22cm" svg:height="0.467cm" draw:z-index="5"><draw:object xlink:href="./Object 10" xlink:type="simple" xlink:show="embed" xlink:actuate="onLoad"/><draw:image xlink:href="./ObjectReplacements/Object 10" xlink:type="simple" xlink:show="embed" xlink:actuate="onLoad"/></draw:frame><text:s/>threads qui convertissent l’image en noir et blanc, puis attend la terminaison des <draw:frame draw:style-name="fr2" text:anchor-type="as-char" svg:width="0.22cm" svg:height="0.467cm" draw:z-index="6"><draw:object xlink:href="./Object 12" xlink:type="simple" xlink:show="embed" xlink:actuate="onLoad"/><draw:image xlink:href="./ObjectReplacements/Object 12" xlink:type="simple" xlink:show="embed" xlink:actuate="onLoad"/></draw:frame><text:s/>threads avant d’enregistrer l’image. <text:span text:style-name="T7">Nommez votre programme exercice2.c. On pourra exécuter votre programme avec la commande suivante :</text:span></text:p>
      <text:p text:style-name="P5"><text:span text:style-name="T7"><text:tab/></text:span><text:span text:style-name="T1">./exercice2 "pepper.bmp" "pepper_nb.bmp" 4</text:span></text:p>
      <text:p text:style-name="Standard"/>
      <text:p text:style-name="Standard"><text:span text:style-name="T1">Question 2.2</text:span> : Quel est l’intérêt de cette approche ? </text:p>
      <text:list xml:id="list180511646851789" text:continue-numbering="true" text:style-name="WWNum4">
        <text:list-item>
          <text:p text:style-name="P15">Cette approche permet de traiter plusieurs images en même temps. De manière générale cela permet au main de faire d’autres actions en parallèle.</text:p>
        </text:list-item>
      </text:list>
      <text:p text:style-name="Standard"><text:span text:style-name="T1">Question 2.3 : </text:span>Donnez le graphe de dépendance des tâches et le graphe d’interaction pour ce programme.</text:p>
      <text:list xml:id="list180511180347780" text:continue-numbering="true" text:style-name="WWNum4">
        <text:list-item>
          <text:p text:style-name="P8"/>
        </text:list-item>
      </text:list>
      <text:p text:style-name="Standard"/>
      <text:p text:style-name="Standard"><text:span text:style-name="T3">Exercice 3 : Traiter un dossier</text:span></text:p>
      <text:p text:style-name="Standard">Le programme précèdent traite une image à la fois. </text:p>
      <text:p text:style-name="Standard"><text:span text:style-name="T1">Question 3.1</text:span> : Créez un dossier que vous appelez <text:span text:style-name="T4">data</text:span>. Copiez dans ce dossier l’image pepper.bmp. Exécutez la commande suivante pour dupliquer 30 fois l’image pepper.bmp :</text:p>
      <text:p text:style-name="P1"><text:span text:style-name="T6">for (( i=1 ; i&lt;=30 ; i++ )); do cp pepper.bmp pepper$i.bmp; done</text:span></text:p>
      <text:p text:style-name="P4"/>
      <text:p text:style-name="Standard"><text:soft-page-break/><text:span text:style-name="T1">Question 3.2</text:span> : Modifiez le programme précèdent de façon à traiter toutes les images contenues dans le dossier <text:span text:style-name="T4">data</text:span>. Utilisez la librairie <text:span text:style-name="T4">dirent.h</text:span> pour cela. <text:span text:style-name="T7">Nommez votre programme exercice3.c. On pourra exécuter votre programme avec la commande suivante :</text:span></text:p>
      <text:p text:style-name="P5"><text:span text:style-name="T7"><text:tab/></text:span><text:span text:style-name="T1">./exercice3 "data" 4</text:span></text:p>
      <text:p text:style-name="Standard"><text:span text:style-name="T1">Question 3.3 : </text:span>Mesurer le temps d’exécution de votre programme pour différentes valeurs de <draw:frame draw:style-name="fr2" text:anchor-type="as-char" svg:width="0.22cm" svg:height="0.467cm" draw:z-index="7"><draw:object xlink:href="./Object 14" xlink:type="simple" xlink:show="embed" xlink:actuate="onLoad"/><draw:image xlink:href="./ObjectReplacements/Object 14" xlink:type="simple" xlink:show="embed" xlink:actuate="onLoad"/></draw:frame><text:span text:style-name="T7"><text:s/>et donnez les résultats sous forme d’un graphique. Commentez.</text:span></text:p>
      <text:list xml:id="list180513262747266" text:continue-numbering="true" text:style-name="WWNum4">
        <text:list-item>
          <text:p text:style-name="P9"/>
        </text:list-item>
      </text:list>
      <text:p text:style-name="Standard"><text:span text:style-name="T1">Question 3.4 : </text:span>Créer une version séquentielle de votre programme et appelez-le exercice3_sequentiel.c.<text:span text:style-name="T7"> On pourra exécuter votre programme avec la commande suivante :</text:span></text:p>
      <text:p text:style-name="Standard"><text:span text:style-name="T1"><text:s text:c="30"/>./exercice3_sequentiel "data"</text:span></text:p>
      <text:p text:style-name="Standard"><text:span text:style-name="T1">Question 3.5 : </text:span>Mesurez l’accélération de la version parallèle de exercice3.c pour différentes valeurs de <draw:frame draw:style-name="fr2" text:anchor-type="as-char" svg:width="0.22cm" svg:height="0.467cm" draw:z-index="8"><draw:object xlink:href="./Object 16" xlink:type="simple" xlink:show="embed" xlink:actuate="onLoad"/><draw:image xlink:href="./ObjectReplacements/Object 16" xlink:type="simple" xlink:show="embed" xlink:actuate="onLoad"/></draw:frame><text:span text:style-name="T7"><text:s/>et donnez les résultats sous forme d’un graphique. Commentez.</text:span></text:p>
      <text:list xml:id="list180512659803409" text:continue-numbering="true" text:style-name="WWNum4">
        <text:list-item>
          <text:p text:style-name="P9"/>
        </text:list-item>
      </text:list>
      <text:p text:style-name="P3"/>
      <text:p text:style-name="Standard"><text:span text:style-name="T3">Exercice 4 : Limiter le nombre de threads maîtres</text:span></text:p>
      <text:p text:style-name="Standard">Dans cet exercice on ne veut pas qu’il y ait plus de <draw:frame draw:style-name="fr2" text:anchor-type="as-char" svg:width="0.224cm" svg:height="0.467cm" draw:z-index="9"><draw:object xlink:href="./Object 18" xlink:type="simple" xlink:show="embed" xlink:actuate="onLoad"/><draw:image xlink:href="./ObjectReplacements/Object 18" xlink:type="simple" xlink:show="embed" xlink:actuate="onLoad"/></draw:frame><text:s/>threads maîtres lancés à un moment donné. </text:p>
      <text:p text:style-name="Standard"><text:span text:style-name="T1">Question 4.1</text:span> : Modifiez le programme précèdent de façon à prendre en compte cette contrainte. <text:span text:style-name="T7">Nommez votre programme exercice4.c. On pourra exécuter votre programme avec la commande suivante :</text:span></text:p>
      <text:p text:style-name="P5"><text:span text:style-name="T7"><text:tab/></text:span><text:span text:style-name="T1">./exercice4 "data" 4 2</text:span></text:p>
      <text:p text:style-name="Standard"/>
      <text:p text:style-name="Standard"><text:span text:style-name="T1">Question 4.2 : </text:span>Expliquez comment vous avez fait pour prendre en compte cette contrainte.</text:p>
      <text:list xml:id="list180511936177180" text:continue-numbering="true" text:style-name="WWNum4">
        <text:list-item>
          <text:p text:style-name="P10"/>
        </text:list-item>
      </text:list>
      <text:p text:style-name="Standard"><text:span text:style-name="T1"> </text:span></text:p>
      <text:p text:style-name="Standard"><text:span text:style-name="T1">Conclusion : </text:span>Que retenez-vous de ce TP ? Qu’avez-vous appris ?</text:p>
      <text:list xml:id="list180513204434997" text:continue-numbering="true" text:style-name="WWNum4">
        <text:list-item>
          <text:p text:style-name="P8"/>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use-window-font-color="tru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5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enn</meta:initial-creator>
    <meta:editing-cycles>57</meta:editing-cycles>
    <meta:print-date>2019-01-29T09:25:00</meta:print-date>
    <meta:creation-date>2019-01-25T12:47:00</meta:creation-date>
    <dc:date>2019-02-25T18:05:10.987163389</dc:date>
    <meta:editing-duration>PT19H2M32S</meta:editing-duration>
    <meta:generator>LibreOffice/6.0.7.3$Linux_X86_64 LibreOffice_project/00m0$Build-3</meta:generator>
    <meta:document-statistic meta:table-count="0" meta:image-count="1" meta:object-count="9" meta:page-count="3" meta:paragraph-count="52" meta:word-count="664" meta:character-count="4137" meta:non-whitespace-character-count="34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i>n</mi>
    <annotation encoding="StarMath 5.0">n</annotation>
  </semantics>
</math>
</file>

<file path=Object 17/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frac>
      <mi>h</mi>
      <mi>n</mi>
    </mfrac>
    <annotation encoding="StarMath 5.0">{h} over {n}</annotation>
  </semantics>
</math>
</file>

<file path=Object 5/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n</mi>
    <annotation encoding="StarMath 5.0">n</annotation>
  </semantics>
</math>
</file>